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3ca" officeooo:paragraph-rsid="001af3ca"/>
    </style:style>
    <style:style style:name="P2" style:family="paragraph" style:parent-style-name="Standard">
      <style:text-properties officeooo:rsid="001bb048" officeooo:paragraph-rsid="001bb048"/>
    </style:style>
    <style:style style:name="P3" style:family="paragraph" style:parent-style-name="Standard">
      <style:text-properties officeooo:rsid="001d523e" officeooo:paragraph-rsid="001d523e"/>
    </style:style>
    <style:style style:name="P4" style:family="paragraph" style:parent-style-name="Standard">
      <style:text-properties officeooo:rsid="001e48bc" officeooo:paragraph-rsid="001e48bc"/>
    </style:style>
    <style:style style:name="P5" style:family="paragraph" style:parent-style-name="Standard">
      <style:text-properties officeooo:rsid="0020d508" officeooo:paragraph-rsid="0020d508"/>
    </style:style>
    <style:style style:name="P6" style:family="paragraph" style:parent-style-name="Standard">
      <style:text-properties officeooo:rsid="001d523e" officeooo:paragraph-rsid="001d523e"/>
    </style:style>
    <style:style style:name="P7" style:family="paragraph" style:parent-style-name="Standard">
      <style:text-properties officeooo:rsid="00263bc9" officeooo:paragraph-rsid="00263bc9"/>
    </style:style>
    <style:style style:name="P8" style:family="paragraph" style:parent-style-name="Standard">
      <style:text-properties officeooo:rsid="0027e0ff" officeooo:paragraph-rsid="0027e0ff"/>
    </style:style>
    <style:style style:name="P9" style:family="paragraph" style:parent-style-name="Standard">
      <style:text-properties officeooo:rsid="00229a70" officeooo:paragraph-rsid="00229a70"/>
    </style:style>
    <style:style style:name="P10" style:family="paragraph" style:parent-style-name="Standard">
      <style:text-properties officeooo:rsid="0029c368" officeooo:paragraph-rsid="0029c368"/>
    </style:style>
    <style:style style:name="P11" style:family="paragraph" style:parent-style-name="Standard">
      <style:text-properties officeooo:rsid="0020d508" officeooo:paragraph-rsid="0020d508"/>
    </style:style>
    <style:style style:name="P12" style:family="paragraph" style:parent-style-name="Standard">
      <style:text-properties officeooo:rsid="002d6c6b" officeooo:paragraph-rsid="002d6c6b"/>
    </style:style>
    <style:style style:name="P13" style:family="paragraph" style:parent-style-name="Standard">
      <style:text-properties officeooo:rsid="002dc01b" officeooo:paragraph-rsid="002dc01b"/>
    </style:style>
    <style:style style:name="P14" style:family="paragraph" style:parent-style-name="Standard">
      <style:text-properties officeooo:rsid="002f4441" officeooo:paragraph-rsid="002f4441"/>
    </style:style>
    <style:style style:name="P15" style:family="paragraph" style:parent-style-name="Standard">
      <style:text-properties officeooo:rsid="002ff54c" officeooo:paragraph-rsid="002ff54c"/>
    </style:style>
    <style:style style:name="P16" style:family="paragraph" style:parent-style-name="Standard">
      <style:text-properties officeooo:rsid="00330e63" officeooo:paragraph-rsid="00330e63"/>
    </style:style>
    <style:style style:name="P17" style:family="paragraph" style:parent-style-name="Standard">
      <style:text-properties officeooo:rsid="0033e32b" officeooo:paragraph-rsid="0033e32b"/>
    </style:style>
    <style:style style:name="P18" style:family="paragraph" style:parent-style-name="Standard">
      <style:text-properties officeooo:rsid="001bb048" officeooo:paragraph-rsid="001bb048"/>
    </style:style>
    <style:style style:name="P19" style:family="paragraph" style:parent-style-name="Standard">
      <style:text-properties officeooo:rsid="00344e41" officeooo:paragraph-rsid="00344e41"/>
    </style:style>
    <style:style style:name="P20" style:family="paragraph" style:parent-style-name="Standard">
      <style:text-properties officeooo:rsid="0035354b" officeooo:paragraph-rsid="0035354b"/>
    </style:style>
    <style:style style:name="T1" style:family="text">
      <style:text-properties officeooo:rsid="001e48bc"/>
    </style:style>
    <style:style style:name="T2" style:family="text">
      <style:text-properties officeooo:rsid="0027e0ff"/>
    </style:style>
    <style:style style:name="T3" style:family="text">
      <style:text-properties officeooo:rsid="002a1229"/>
    </style:style>
    <style:style style:name="T4" style:family="text">
      <style:text-properties officeooo:rsid="002bb3bc"/>
    </style:style>
    <style:style style:name="T5" style:family="text">
      <style:text-properties officeooo:rsid="003235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ry:</text:p>
      <text:p text:style-name="P1">Model building</text:p>
      <text:p text:style-name="P1">Manual Approach with non-catagorical variables</text:p>
      <text:p text:style-name="P1">Show corr plots and p-values, see if they’re important</text:p>
      <text:p text:style-name="P1">build a model with just these using simple linear regression</text:p>
      <text:p text:style-name="P1">get score and then talk about, can we improve this?</text:p>
      <text:p text:style-name="P1">Get R^2 and also get the sum of the residuals (cross validate? Average sum of residuals?)</text:p>
      <text:p text:style-name="P4">Show Y-Y’ charts, look at features and examine if more can be included</text:p>
      <text:p text:style-name="P1"/>
      <text:p text:style-name="P1">Lets try to add some catagorical variables, genre, month, </text:p>
      <text:p text:style-name="P1">We can use regularization to to choose the important features</text:p>
      <text:p text:style-name="P1">Do we get a better model? Find the sum of the residuals</text:p>
      <text:p text:style-name="P1"/>
      <text:p text:style-name="P2">Theater count? <text:span text:style-name="T4">Yes</text:span></text:p>
      <text:p text:style-name="P2"/>
      <text:p text:style-name="P2"/>
      <text:p text:style-name="P2"/>
      <text:p text:style-name="P2">Flow chart</text:p>
      <text:p text:style-name="P2"/>
      <text:p text:style-name="P2">Script</text:p>
      <text:p text:style-name="P2">Genre</text:p>
      <text:p text:style-name="P19">Directors</text:p>
      <text:p text:style-name="P2">Actors</text:p>
      <text:p text:style-name="P2">Budget</text:p>
      <text:p text:style-name="P19">Theater</text:p>
      <text:p text:style-name="P19">Opening</text:p>
      <text:p text:style-name="P19">Domestic</text:p>
      <text:p text:style-name="P19">Worldwide</text:p>
      <text:p text:style-name="P2">-</text:p>
      <text:p text:style-name="P2">-</text:p>
      <text:p text:style-name="P2">theater count</text:p>
      <text:p text:style-name="P2">opening weekend</text:p>
      <text:p text:style-name="P2">uS box office</text:p>
      <text:p text:style-name="P2">worldwide</text:p>
      <text:p text:style-name="P2"/>
      <text:p text:style-name="P2"/>
      <text:p text:style-name="P3">Model end graph</text:p>
      <text:p text:style-name="P3">Y-Y’</text:p>
      <text:p text:style-name="P3">Sorted table of over-predicted and under-predicted, <text:span text:style-name="T1">can be used for feature selection</text:span></text:p>
      <text:p text:style-name="P3"/>
      <text:p text:style-name="P7">Residual plots</text:p>
      <text:p text:style-name="P7">QQ plots</text:p>
      <text:p text:style-name="P7"/>
      <text:p text:style-name="P7"/>
      <text:p text:style-name="P7">Note on Lasso and Ridge</text:p>
      <text:p text:style-name="P7">Not needed, make plots of the R^2 <text:span text:style-name="T3">and root mean squared error </text:span>vs alpha (make function and plot) (numpy.linspace)</text:p>
      <text:p text:style-name="P7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--No time for these--</text:p>
      <text:p text:style-name="P5"><text:span text:style-name="T2">#</text:span>Extra variables</text:p>
      <text:p text:style-name="P5"><text:span text:style-name="T2">#</text:span>Is part of a franchise</text:p>
      <text:p text:style-name="P5"><text:span text:style-name="T2">#</text:span>Is bsaed on a novel or comic</text:p>
      <text:p text:style-name="P5"/>
      <text:p text:style-name="P5"/>
      <text:p text:style-name="P12">Residual plot with statsmodels, with the base predictors</text:p>
      <text:p text:style-name="P13">encode MPAA into ordinal, graph this against dependant</text:p>
      <text:p text:style-name="P9"/>
      <text:p text:style-name="P8">mean squared error (plot these)</text:p>
      <text:p text:style-name="P8">root mean squared error (make plots)</text:p>
      <text:p text:style-name="P8"/>
      <text:p text:style-name="P8"/>
      <text:p text:style-name="P10">Use R^2 and root mean squared error for base predictors</text:p>
      <text:p text:style-name="P10">then also use for sklearn pipeline for when there are more features</text:p>
      <text:p text:style-name="P10"/>
      <text:p text:style-name="P10"/>
      <text:p text:style-name="P14">WE can seee that both Ridge and Lasso do not improve the prediction</text:p>
      <text:p text:style-name="P15">Show charts, we see that <text:span text:style-name="T5">the model is best when alpha is low, </text:span></text:p>
      <text:p text:style-name="P15"/>
      <text:p text:style-name="P16">make function taking X, y. Making train/test splits, and running normal linear, lasso, ridge and CV and print scores (mean-squared error and r^2)</text:p>
      <text:p text:style-name="P16"/>
      <text:p text:style-name="P16"/>
      <text:p text:style-name="P16"/>
      <text:p text:style-name="P16"/>
      <text:p text:style-name="P17">find top directors</text:p>
      <text:p text:style-name="P17"/>
      <text:p text:style-name="P17"/>
      <text:p text:style-name="P17"/>
      <text:p text:style-name="P20">using a train/test split, the model becomes worse for increasing values of alpha. Alpha of zero seems to be best and thus we use just simple linear regres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1:52:55.184542796</meta:creation-date>
    <dc:date>2017-10-05T20:08:02.347940724</dc:date>
    <meta:editing-duration>PT5H56M2S</meta:editing-duration>
    <meta:editing-cycles>18</meta:editing-cycles>
    <meta:generator>LibreOffice/5.3.1.2$Linux_X86_64 LibreOffice_project/30m0$Build-2</meta:generator>
    <meta:document-statistic meta:table-count="0" meta:image-count="0" meta:object-count="0" meta:page-count="2" meta:paragraph-count="50" meta:word-count="313" meta:character-count="1806" meta:non-whitespace-character-count="1542"/>
  </office:meta>
</office:document-meta>
</file>